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4" style:family="graphic">
      <style:graphic-properties draw:fill="solid" draw:fill-color="#ff3333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T1" style:family="text">
      <style:text-properties fo:color="#fffff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text-shadow="1pt 1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TANO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TORIE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custom-shape draw:style-name="gr3" draw:text-style-name="P1" draw:layer="layout" svg:width="28cm" svg:height="4.4cm" svg:x="0cm" svg:y="0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Jour 1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Trouver un restaurant près de soi</text:p>
                <text:p/>
                <text:p/>
                <text:p/>
                <text:p>API : Géolocalisatio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<text:span text:style-name="T2">En tant que :</text:span> futur client d'un restaurant</text:p>
              </text:list-item>
              <text:list-item>
                <text:p><text:span text:style-name="T2">Je souhaite :</text:span> trouver un restaurant près de moi</text:p>
              </text:list-item>
              <text:list-item>
                <text:p><text:span text:style-name="T2">Afin de :</text:span> pouvoir manger sans trop me déplac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custom-shape draw:style-name="gr4" draw:text-style-name="P1" draw:layer="Mise en page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Jour 1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Partager des photos prises au restaurant</text:p>
                <text:p/>
                <text:p/>
                <text:p/>
                <text:p>API : Caméra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<text:span text:style-name="T2">En tant que :</text:span> client attablé</text:p>
              </text:list-item>
              <text:list-item>
                <text:p><text:span text:style-name="T2">Je souhaite :</text:span> pouvoir partager mes repas</text:p>
              </text:list-item>
              <text:list-item>
                <text:p><text:span text:style-name="T3">Afin de :</text:span> permettre aux futurs clients d'avoir un aperçu des plats/du lie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draw:custom-shape draw:style-name="gr4" draw:text-style-name="P1" draw:layer="Mise en page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Jour 1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Partager un restaurant à un de ses contacts</text:p>
                <text:p/>
                <text:p/>
                <text:p/>
                <text:p>API : Contact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<text:span text:style-name="T2">En tant que :</text:span> client passé d'un restaurant</text:p>
              </text:list-item>
              <text:list-item>
                <text:p><text:span text:style-name="T2">Je souhaite :</text:span> partager un restaurant à un ami par sms</text:p>
              </text:list-item>
              <text:list-item>
                <text:p><text:span text:style-name="T3">Afin de :</text:span> partager un moment de convivialité avec mes am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custom-shape draw:style-name="gr4" draw:text-style-name="P1" draw:layer="Mise en page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Jour 2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Comprendre les menus dans une langue étrangère</text:p>
                <text:p/>
                <text:p/>
                <text:p/>
                <text:p>API : Globalisatio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<text:span text:style-name="T2">En tant que :</text:span> client curieux</text:p>
              </text:list-item>
              <text:list-item>
                <text:p><text:span text:style-name="T2">Je souhaite :</text:span> faire un choix sur tout type de plat</text:p>
              </text:list-item>
              <text:list-item>
                <text:p><text:span text:style-name="T3">Afin de :</text:span> manger un bon rep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draw:custom-shape draw:style-name="gr4" draw:text-style-name="P1" draw:layer="Mise en page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Jour 2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Avoir une application ergonomique reconnaissable parmi les autres</text:p>
                <text:p/>
                <text:p/>
                <text:p/>
                <text:p>API : Thème UI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<text:span text:style-name="T2">En tant que :</text:span> détenteur d'un smartphone</text:p>
              </text:list-item>
              <text:list-item>
                <text:p><text:span text:style-name="T2">Je souhaite :</text:span> accéder à l'application rapidement en la reconnaissant grâce à son icône <text:s/></text:p>
              </text:list-item>
              <text:list-item>
                <text:p><text:span text:style-name="T3">Afin de :</text:span> ne pas perdre de temps en la chercha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draw:custom-shape draw:style-name="gr4" draw:text-style-name="P1" draw:layer="Mise en page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Jour 2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Obtenir des informations sur les restaurants</text:p>
                <text:p/>
                <text:p/>
                <text:p/>
                <text:p>API : Acces remote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<text:span text:style-name="T2">En tant que :</text:span> futur client d'un restaurant</text:p>
              </text:list-item>
              <text:list-item>
                <text:p><text:span text:style-name="T2">Je souhaite :</text:span> pouvoir accéder aux informations des restaurants près de moi <text:s/></text:p>
              </text:list-item>
              <text:list-item>
                <text:p><text:span text:style-name="T3">Afin de :</text:span> connaître toutes les informations (menus, notes, avis..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draw:custom-shape draw:style-name="gr4" draw:text-style-name="P1" draw:layer="Mise en page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Jour 2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Pouvoir suivre les activités des utilisateurs</text:p>
                <text:p/>
                <text:p/>
                <text:p/>
                <text:p>API : Analytics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<text:span text:style-name="T2">En tant que :</text:span> Développeur </text:p>
              </text:list-item>
              <text:list-item>
                <text:p><text:span text:style-name="T2">Je souhaite :</text:span> connaître le parcours des utilisateurs </text:p>
              </text:list-item>
              <text:list-item>
                <text:p><text:span text:style-name="T3">Afin de :</text:span> améliorer l'application pour toujours répondre aux exigences de l'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draw:custom-shape draw:style-name="gr4" draw:text-style-name="P1" draw:layer="Mise en page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Jour 3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Améliorer la navigation</text:p>
                <text:p/>
                <text:p/>
                <text:p/>
                <text:p>API : Framework UI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<text:span text:style-name="T2">En tant que :</text:span> futur client d'un restaurant </text:p>
              </text:list-item>
              <text:list-item>
                <text:p><text:span text:style-name="T2">Je souhaite :</text:span> naviguer facilement et intuitivement</text:p>
              </text:list-item>
              <text:list-item>
                <text:p><text:span text:style-name="T3">Afin de :</text:span> trouver les informations le plus facilement poss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>
        <draw:custom-shape draw:style-name="gr4" draw:text-style-name="P1" draw:layer="Mise en page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Jour 3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Bloquer l'orientation de l'application</text:p>
                <text:p/>
                <text:p/>
                <text:p/>
                <text:p>API : Device orientatio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<text:span text:style-name="T2">En tant que :</text:span> utilisateur quotidien </text:p>
              </text:list-item>
              <text:list-item>
                <text:p><text:span text:style-name="T2">Je souhaite :</text:span> naviguer sur l'application avec un certain confort</text:p>
              </text:list-item>
              <text:list-item>
                <text:p><text:span text:style-name="T3">Afin de :</text:span> avoir une stabilité lors de l'utilisation de l'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>
        <draw:custom-shape draw:style-name="gr4" draw:text-style-name="P1" draw:layer="Mise en page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Jour 3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Connaître l'état de la connexion du device</text:p>
                <text:p/>
                <text:p/>
                <text:p/>
                <text:p>API : Network informatio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<text:span text:style-name="T2">En tant que :</text:span> client cherchant un restaurant </text:p>
              </text:list-item>
              <text:list-item>
                <text:p><text:span text:style-name="T2">Je souhaite :</text:span> savoir si je suis connecté à internet</text:p>
              </text:list-item>
              <text:list-item>
                <text:p><text:span text:style-name="T3">Afin de :</text:span> savoir si je peux utiliser pleinement l'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">
        <draw:custom-shape draw:style-name="gr4" draw:text-style-name="P1" draw:layer="Mise en page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Jour 3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Améliorer l'immersion de l'utilisateur dans l'application</text:p>
                <text:p/>
                <text:p/>
                <text:p/>
                <text:p>API : Status bar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<text:span text:style-name="T2">En tant que :</text:span> homme d'affaires hyperactif <text:s/></text:p>
              </text:list-item>
              <text:list-item>
                <text:p><text:span text:style-name="T2">Je souhaite :</text:span> avoir accès à toutes mes notifications</text:p>
              </text:list-item>
              <text:list-item>
                <text:p><text:span text:style-name="T3">Afin de :</text:span> conserver mes activités externes tout en navigant sur l'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1:28:07.895644370</meta:creation-date>
    <dc:date>2016-04-21T11:54:35.593199435</dc:date>
    <meta:editing-duration>PT9M57S</meta:editing-duration>
    <meta:editing-cycles>2</meta:editing-cycles>
    <meta:generator>LibreOffice/4.2.8.2$Linux_X86_64 LibreOffice_project/420m0$Build-2</meta:generator>
    <meta:document-statistic meta:object-count="92"/>
  </office:meta>
</office:document-meta>
</file>